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map style:condition="cell-content()=[.$AH4]" style:apply-style-name="Result" style:base-cell-address="Sheet1.B4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30" table:default-cell-style-name="ce2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37 components</text:p>
          </table:table-cell>
          <table:table-cell table:style-name="Default" table:number-columns-repeated="30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nof_nodes</text:p>
          </table:table-cell>
          <table:table-cell table:style-name="Default" table:number-columns-repeated="4"/>
          <table:table-cell table:style-name="ce1"/>
          <table:table-cell table:style-name="Default" office:value-type="string" calcext:value-type="string">
            <text:p>nof_nodes_simple_types</text:p>
          </table:table-cell>
          <table:table-cell table:style-name="Default" table:number-columns-repeated="4"/>
          <table:table-cell table:style-name="ce1"/>
          <table:table-cell table:style-name="Default" office:value-type="string" calcext:value-type="string">
            <text:p>no_same_component</text:p>
          </table:table-cell>
          <table:table-cell table:style-name="Default" table:number-columns-repeated="4"/>
          <table:table-cell table:style-name="ce1"/>
          <table:table-cell table:style-name="Default" office:value-type="string" calcext:value-type="string">
            <text:p>no_same_component (big constant)</text:p>
          </table:table-cell>
          <table:table-cell table:style-name="Default" table:number-columns-repeated="4"/>
          <table:table-cell table:style-name="ce1"/>
          <table:table-cell table:style-name="Default" office:value-type="string" calcext:value-type="string">
            <text:p>no_same_component (even bigger constants)</text:p>
          </table:table-cell>
          <table:table-cell table:style-name="Default" table:number-columns-repeated="4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<text:s/>time plain (s) nof_nodes</text:p>
          </table:table-cell>
          <table:table-cell table:style-name="Default" office:value-type="string" calcext:value-type="string">
            <text:p><text:s/>solution plain nof_nodes</text:p>
          </table:table-cell>
          <table:table-cell table:style-name="Default" office:value-type="string" calcext:value-type="string">
            <text:p><text:s/>time with blacklist (s) nof_nodes</text:p>
          </table:table-cell>
          <table:table-cell table:style-name="Default" office:value-type="string" calcext:value-type="string">
            <text:p><text:s/>solution with blacklist</text:p>
          </table:table-cell>
          <table:table-cell table:style-name="Default" office:value-type="string" calcext:value-type="string">
            <text:p><text:s/>time with templates (s) nof_nodes</text:p>
          </table:table-cell>
          <table:table-cell table:style-name="ce1" office:value-type="string" calcext:value-type="string">
            <text:p><text:s/>solution with templates nof_nodes</text:p>
          </table:table-cell>
          <table:table-cell table:style-name="Default" office:value-type="string" calcext:value-type="string">
            <text:p><text:s/>time plain (s) nof_nodes_simple_types</text:p>
          </table:table-cell>
          <table:table-cell table:style-name="Default" office:value-type="string" calcext:value-type="string">
            <text:p><text:s/>solution plain nof_nodes_simple_types</text:p>
          </table:table-cell>
          <table:table-cell table:style-name="Default" office:value-type="string" calcext:value-type="string">
            <text:p><text:s/>time with blacklist (s) nof_nodes_simple_types</text:p>
          </table:table-cell>
          <table:table-cell table:style-name="Default" office:value-type="string" calcext:value-type="string">
            <text:p><text:s/>solution with blacklist nof_nodes_simple_types</text:p>
          </table:table-cell>
          <table:table-cell table:style-name="Default" office:value-type="string" calcext:value-type="string">
            <text:p><text:s/>time with templates (s) nof_nodes_simple_types</text:p>
          </table:table-cell>
          <table:table-cell table:style-name="ce1" office:value-type="string" calcext:value-type="string">
            <text:p><text:s/>solution with templates nof_nodes_simple_types</text:p>
          </table:table-cell>
          <table:table-cell table:style-name="Default" office:value-type="string" calcext:value-type="string">
            <text:p><text:s/>time plain (s) no_same_component</text:p>
          </table:table-cell>
          <table:table-cell table:style-name="Default" office:value-type="string" calcext:value-type="string">
            <text:p><text:s/>solution plain no_same_component</text:p>
          </table:table-cell>
          <table:table-cell table:style-name="Default" office:value-type="string" calcext:value-type="string">
            <text:p><text:s/>time with blacklist (s) no_same_component</text:p>
          </table:table-cell>
          <table:table-cell table:style-name="Default" office:value-type="string" calcext:value-type="string">
            <text:p><text:s/>solution with blacklist no_same_component</text:p>
          </table:table-cell>
          <table:table-cell table:style-name="Default" office:value-type="string" calcext:value-type="string">
            <text:p><text:s/>time with templates (s) no_same_component</text:p>
          </table:table-cell>
          <table:table-cell table:style-name="ce1" office:value-type="string" calcext:value-type="string">
            <text:p><text:s/>solution with templates no_same_component</text:p>
          </table:table-cell>
          <table:table-cell table:style-name="Default" office:value-type="string" calcext:value-type="string">
            <text:p><text:s/>time plain (s) no_same_component (big constant)</text:p>
          </table:table-cell>
          <table:table-cell table:style-name="Default" office:value-type="string" calcext:value-type="string">
            <text:p><text:s/>solution plain no_same_component (big constant)</text:p>
          </table:table-cell>
          <table:table-cell table:style-name="Default" office:value-type="string" calcext:value-type="string">
            <text:p><text:s/>time with blacklist (s) no_same_component (big constant)</text:p>
          </table:table-cell>
          <table:table-cell table:style-name="Default" office:value-type="string" calcext:value-type="string">
            <text:p><text:s/>solution with blacklist no_same_component (big constant)</text:p>
          </table:table-cell>
          <table:table-cell table:style-name="Default" office:value-type="string" calcext:value-type="string">
            <text:p><text:s/>time with templates (s) no_same_component (big constant)</text:p>
          </table:table-cell>
          <table:table-cell table:style-name="ce1" office:value-type="string" calcext:value-type="string">
            <text:p><text:s/>solution with templates no_same_component (big constant)</text:p>
          </table:table-cell>
          <table:table-cell table:style-name="Default" office:value-type="string" calcext:value-type="string">
            <text:p><text:s/>time plain (s) no_same_component (even bigger constants)</text:p>
          </table:table-cell>
          <table:table-cell table:style-name="Default" office:value-type="string" calcext:value-type="string">
            <text:p><text:s/>solution plain no_same_component (even bigger constants)</text:p>
          </table:table-cell>
          <table:table-cell table:style-name="Default" office:value-type="string" calcext:value-type="string">
            <text:p><text:s/>time with blacklist (s) no_same_component (even bigger constants)</text:p>
          </table:table-cell>
          <table:table-cell table:style-name="Default" office:value-type="string" calcext:value-type="string">
            <text:p><text:s/>solution with blacklist no_same_component (even bigger constants)</text:p>
          </table:table-cell>
          <table:table-cell table:style-name="Default" office:value-type="string" calcext:value-type="string">
            <text:p><text:s/>time with templates (s) no_same_component (even bigger constants)</text:p>
          </table:table-cell>
          <table:table-cell table:style-name="ce1" office:value-type="string" calcext:value-type="string">
            <text:p><text:s/>solution with templates no_same_component (even bigger constants)</text:p>
          </table:table-cell>
          <table:table-cell office:value-type="string" calcext:value-type="string">
            <text:p><text:s/>nof compon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end</text:p>
          </table:table-cell>
          <table:table-cell office:value-type="float" office:value="0.060663" calcext:value-type="float">
            <text:p>0.060663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.032428" calcext:value-type="float">
            <text:p>0.032428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.945811" calcext:value-type="float">
            <text:p>0.945811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.029756" calcext:value-type="float">
            <text:p>0.029756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.024704" calcext:value-type="float">
            <text:p>0.024704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.757254" calcext:value-type="float">
            <text:p>0.757254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.021925" calcext:value-type="float">
            <text:p>0.021925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.02078" calcext:value-type="float">
            <text:p>0.02078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.935925" calcext:value-type="float">
            <text:p>0.935925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.031403" calcext:value-type="float">
            <text:p>0.031403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.041258" calcext:value-type="float">
            <text:p>0.041258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.984004" calcext:value-type="float">
            <text:p>0.984004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.027869" calcext:value-type="float">
            <text:p>0.027869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.030546" calcext:value-type="float">
            <text:p>0.030546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1.081863" calcext:value-type="float">
            <text:p>1.081863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MIN([.B4:.AE4])" office:value-type="float" office:value="0.02078" calcext:value-type="float">
            <text:p>0.02078</text:p>
          </table:table-cell>
        </table:table-row>
        <table:table-row table:style-name="ro1">
          <table:table-cell office:value-type="string" calcext:value-type="string">
            <text:p>concat</text:p>
          </table:table-cell>
          <table:table-cell office:value-type="float" office:value="0.061636" calcext:value-type="float">
            <text:p>0.061636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0.027036" calcext:value-type="float">
            <text:p>0.027036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0.817539" calcext:value-type="float">
            <text:p>0.817539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0.029272" calcext:value-type="float">
            <text:p>0.029272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0.027483" calcext:value-type="float">
            <text:p>0.027483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0.726535" calcext:value-type="float">
            <text:p>0.726535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0.067102" calcext:value-type="float">
            <text:p>0.067102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0.058098" calcext:value-type="float">
            <text:p>0.058098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0.557553" calcext:value-type="float">
            <text:p>0.557553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0.1551" calcext:value-type="float">
            <text:p>0.1551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0.195074" calcext:value-type="float">
            <text:p>0.195074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0.995802" calcext:value-type="float">
            <text:p>0.995802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0.105907" calcext:value-type="float">
            <text:p>0.105907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0.105522" calcext:value-type="float">
            <text:p>0.105522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1.111968" calcext:value-type="float">
            <text:p>1.111968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5:.AE5])" office:value-type="float" office:value="0.027036" calcext:value-type="float">
            <text:p>0.027036</text:p>
          </table:table-cell>
        </table:table-row>
        <table:table-row table:style-name="ro1">
          <table:table-cell office:value-type="string" calcext:value-type="string">
            <text:p>droplast</text:p>
          </table:table-cell>
          <table:table-cell office:value-type="float" office:value="0.04608" calcext:value-type="float">
            <text:p>0.04608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0.024235" calcext:value-type="float">
            <text:p>0.024235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0.280804" calcext:value-type="float">
            <text:p>0.280804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0.0232" calcext:value-type="float">
            <text:p>0.0232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0.017865" calcext:value-type="float">
            <text:p>0.017865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0.525071" calcext:value-type="float">
            <text:p>0.525071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0.070502" calcext:value-type="float">
            <text:p>0.070502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0.064836" calcext:value-type="float">
            <text:p>0.064836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83.8805" calcext:value-type="float">
            <text:p>83.8805</text:p>
          </table:table-cell>
          <table:table-cell office:value-type="string" calcext:value-type="string">
            <text:p>Not found</text:p>
          </table:table-cell>
          <table:table-cell office:value-type="float" office:value="0.0537" calcext:value-type="float">
            <text:p>0.0537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0.057033" calcext:value-type="float">
            <text:p>0.057033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83.22727" calcext:value-type="float">
            <text:p>83.22727</text:p>
          </table:table-cell>
          <table:table-cell office:value-type="string" calcext:value-type="string">
            <text:p>Not found</text:p>
          </table:table-cell>
          <table:table-cell office:value-type="float" office:value="0.038447" calcext:value-type="float">
            <text:p>0.038447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0.039519" calcext:value-type="float">
            <text:p>0.039519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83.384141" calcext:value-type="float">
            <text:p>83.384141</text:p>
          </table:table-cell>
          <table:table-cell office:value-type="string" calcext:value-type="string">
            <text:p>Not found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6:.AE6])" office:value-type="float" office:value="0.017865" calcext:value-type="float">
            <text:p>0.017865</text:p>
          </table:table-cell>
        </table:table-row>
        <table:table-row table:style-name="ro1">
          <table:table-cell office:value-type="string" calcext:value-type="string">
            <text:p>dropmax</text:p>
          </table:table-cell>
          <table:table-cell office:value-type="float" office:value="0.196164" calcext:value-type="float">
            <text:p>0.196164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0.084318" calcext:value-type="float">
            <text:p>0.084318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2.53722" calcext:value-type="float">
            <text:p>2.53722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0.115739" calcext:value-type="float">
            <text:p>0.115739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0.06939" calcext:value-type="float">
            <text:p>0.06939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2.927705" calcext:value-type="float">
            <text:p>2.927705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0.043705" calcext:value-type="float">
            <text:p>0.043705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0.052244" calcext:value-type="float">
            <text:p>0.052244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0.142433" calcext:value-type="float">
            <text:p>0.142433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0.042456" calcext:value-type="float">
            <text:p>0.042456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0.044441" calcext:value-type="float">
            <text:p>0.044441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0.290062" calcext:value-type="float">
            <text:p>0.290062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0.042041" calcext:value-type="float">
            <text:p>0.042041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0.041823" calcext:value-type="float">
            <text:p>0.041823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0.293102" calcext:value-type="float">
            <text:p>0.293102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7:.AE7])" office:value-type="float" office:value="0.041823" calcext:value-type="float">
            <text:p>0.041823</text:p>
          </table:table-cell>
        </table:table-row>
        <table:table-row table:style-name="ro1">
          <table:table-cell office:value-type="string" calcext:value-type="string">
            <text:p>enumFromTo</text:p>
          </table:table-cell>
          <table:table-cell office:value-type="float" office:value="18.383183" calcext:value-type="float">
            <text:p>18.383183</text:p>
          </table:table-cell>
          <table:table-cell office:value-type="string" calcext:value-type="string">
            <text:p>b_foldNat (List Int) (tail Int) (con Int _0 (enumTo _1)) _0</text:p>
          </table:table-cell>
          <table:table-cell office:value-type="float" office:value="6.265794" calcext:value-type="float">
            <text:p>6.265794</text:p>
          </table:table-cell>
          <table:table-cell office:value-type="string" calcext:value-type="string">
            <text:p>con Int _0 (b_foldNat (List Int) (tail Int) (enumTo _1) _0)</text:p>
          </table:table-cell>
          <table:table-cell office:value-type="float" office:value="45.570602" calcext:value-type="float">
            <text:p>45.570602</text:p>
          </table:table-cell>
          <table:table-cell office:value-type="string" calcext:value-type="string">
            <text:p>Not found</text:p>
          </table:table-cell>
          <table:table-cell office:value-type="float" office:value="9.592995" calcext:value-type="float">
            <text:p>9.592995</text:p>
          </table:table-cell>
          <table:table-cell office:value-type="string" calcext:value-type="string">
            <text:p>con Int _0 (b_foldNat (List Int) (tail Int) (enumTo _1) _0)</text:p>
          </table:table-cell>
          <table:table-cell office:value-type="float" office:value="8.185943" calcext:value-type="float">
            <text:p>8.185943</text:p>
          </table:table-cell>
          <table:table-cell office:value-type="string" calcext:value-type="string">
            <text:p>con Int _0 (b_foldNat (List Int) (tail Int) (enumTo _1) _0)</text:p>
          </table:table-cell>
          <table:table-cell office:value-type="float" office:value="54.847823" calcext:value-type="float">
            <text:p>54.847823</text:p>
          </table:table-cell>
          <table:table-cell office:value-type="string" calcext:value-type="string">
            <text:p>Not found</text:p>
          </table:table-cell>
          <table:table-cell office:value-type="float" office:value="10.307361" calcext:value-type="float">
            <text:p>10.307361</text:p>
          </table:table-cell>
          <table:table-cell office:value-type="string" calcext:value-type="string">
            <text:p>con Int _0 (b_foldNat (List Int) (tail Int) (enumTo _1) _0)</text:p>
          </table:table-cell>
          <table:table-cell office:value-type="float" office:value="10.133649" calcext:value-type="float">
            <text:p>10.133649</text:p>
          </table:table-cell>
          <table:table-cell office:value-type="string" calcext:value-type="string">
            <text:p>b_foldNat (List Int) (tail Int) (con Int _0 (enumTo _1)) _0</text:p>
          </table:table-cell>
          <table:table-cell office:value-type="float" office:value="60.512267" calcext:value-type="float">
            <text:p>60.512267</text:p>
          </table:table-cell>
          <table:table-cell office:value-type="string" calcext:value-type="string">
            <text:p>Not found</text:p>
          </table:table-cell>
          <table:table-cell office:value-type="float" office:value="29.383193" calcext:value-type="float">
            <text:p>29.383193</text:p>
          </table:table-cell>
          <table:table-cell office:value-type="string" calcext:value-type="string">
            <text:p>b_foldNat (List Int) (tail Int) (con Int _0 (enumTo _1)) _0</text:p>
          </table:table-cell>
          <table:table-cell office:value-type="float" office:value="21.710284" calcext:value-type="float">
            <text:p>21.710284</text:p>
          </table:table-cell>
          <table:table-cell office:value-type="string" calcext:value-type="string">
            <text:p>con Int _0 (b_foldNat (List Int) (tail Int) (enumTo _1) _0)</text:p>
          </table:table-cell>
          <table:table-cell office:value-type="float" office:value="59.836701" calcext:value-type="float">
            <text:p>59.836701</text:p>
          </table:table-cell>
          <table:table-cell office:value-type="string" calcext:value-type="string">
            <text:p>Not found</text:p>
          </table:table-cell>
          <table:table-cell office:value-type="float" office:value="25.259067" calcext:value-type="float">
            <text:p>25.259067</text:p>
          </table:table-cell>
          <table:table-cell office:value-type="string" calcext:value-type="string">
            <text:p>b_foldNat (List Int) (tail Int) (con Int _0 (enumTo _1)) _0</text:p>
          </table:table-cell>
          <table:table-cell office:value-type="float" office:value="18.892223" calcext:value-type="float">
            <text:p>18.892223</text:p>
          </table:table-cell>
          <table:table-cell office:value-type="string" calcext:value-type="string">
            <text:p>b_foldNat (List Int) (tail Int) (con Int _0 (enumTo _1)) _0</text:p>
          </table:table-cell>
          <table:table-cell office:value-type="float" office:value="59.613855" calcext:value-type="float">
            <text:p>59.613855</text:p>
          </table:table-cell>
          <table:table-cell office:value-type="string" calcext:value-type="string">
            <text:p>Not found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8:.AE8])" office:value-type="float" office:value="6.265794" calcext:value-type="float">
            <text:p>6.265794</text:p>
          </table:table-cell>
        </table:table-row>
        <table:table-row table:style-name="ro1">
          <table:table-cell office:value-type="string" calcext:value-type="string">
            <text:p>enumTo</text:p>
          </table:table-cell>
          <table:table-cell office:value-type="float" office:value="0.044804" calcext:value-type="float">
            <text:p>0.044804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0.020214" calcext:value-type="float">
            <text:p>0.020214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0.39112" calcext:value-type="float">
            <text:p>0.39112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0.032351" calcext:value-type="float">
            <text:p>0.032351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0.024886" calcext:value-type="float">
            <text:p>0.024886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0.437402" calcext:value-type="float">
            <text:p>0.437402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0.257409" calcext:value-type="float">
            <text:p>0.257409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0.2759" calcext:value-type="float">
            <text:p>0.2759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0.312245" calcext:value-type="float">
            <text:p>0.312245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0.390397" calcext:value-type="float">
            <text:p>0.390397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0.421418" calcext:value-type="float">
            <text:p>0.421418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0.324409" calcext:value-type="float">
            <text:p>0.324409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0.264752" calcext:value-type="float">
            <text:p>0.264752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0.261322" calcext:value-type="float">
            <text:p>0.261322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0.325671" calcext:value-type="float">
            <text:p>0.325671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9:.AE9])" office:value-type="float" office:value="0.020214" calcext:value-type="float">
            <text:p>0.020214</text:p>
          </table:table-cell>
        </table:table-row>
        <table:table-row table:style-name="ro1">
          <table:table-cell office:value-type="string" calcext:value-type="string">
            <text:p>factorial</text:p>
          </table:table-cell>
          <table:table-cell office:value-type="float" office:value="0.001813" calcext:value-type="float">
            <text:p>0.001813</text:p>
          </table:table-cell>
          <table:table-cell office:value-type="string" calcext:value-type="string">
            <text:p>prod (enumTo _0)</text:p>
          </table:table-cell>
          <table:table-cell office:value-type="float" office:value="0.00229" calcext:value-type="float">
            <text:p>0.00229</text:p>
          </table:table-cell>
          <table:table-cell office:value-type="string" calcext:value-type="string">
            <text:p>prod (enumTo _0)</text:p>
          </table:table-cell>
          <table:table-cell office:value-type="float" office:value="16.608407" calcext:value-type="float">
            <text:p>16.608407</text:p>
          </table:table-cell>
          <table:table-cell office:value-type="string" calcext:value-type="string">
            <text:p>prod (b_foldNat (List Int) (map Int Int b_succ) (enumTo _0) b_zero)</text:p>
          </table:table-cell>
          <table:table-cell office:value-type="float" office:value="0.001907" calcext:value-type="float">
            <text:p>0.001907</text:p>
          </table:table-cell>
          <table:table-cell office:value-type="string" calcext:value-type="string">
            <text:p>prod (enumTo _0)</text:p>
          </table:table-cell>
          <table:table-cell office:value-type="float" office:value="0.002294" calcext:value-type="float">
            <text:p>0.002294</text:p>
          </table:table-cell>
          <table:table-cell office:value-type="string" calcext:value-type="string">
            <text:p>prod (enumTo _0)</text:p>
          </table:table-cell>
          <table:table-cell office:value-type="float" office:value="15.11841" calcext:value-type="float">
            <text:p>15.11841</text:p>
          </table:table-cell>
          <table:table-cell office:value-type="string" calcext:value-type="string">
            <text:p>prod (b_foldNat (List Int) (map Int Int b_succ) (enumTo _0) b_zero)</text:p>
          </table:table-cell>
          <table:table-cell office:value-type="float" office:value="0.000914" calcext:value-type="float">
            <text:p>0.000914</text:p>
          </table:table-cell>
          <table:table-cell office:value-type="string" calcext:value-type="string">
            <text:p>prod (enumTo _0)</text:p>
          </table:table-cell>
          <table:table-cell office:value-type="float" office:value="0.001221" calcext:value-type="float">
            <text:p>0.001221</text:p>
          </table:table-cell>
          <table:table-cell office:value-type="string" calcext:value-type="string">
            <text:p>prod (enumTo _0)</text:p>
          </table:table-cell>
          <table:table-cell office:value-type="float" office:value="0.001448" calcext:value-type="float">
            <text:p>0.001448</text:p>
          </table:table-cell>
          <table:table-cell office:value-type="string" calcext:value-type="string">
            <text:p>prod (enumTo _0)</text:p>
          </table:table-cell>
          <table:table-cell office:value-type="float" office:value="0.00258" calcext:value-type="float">
            <text:p>0.00258</text:p>
          </table:table-cell>
          <table:table-cell office:value-type="string" calcext:value-type="string">
            <text:p>prod (enumTo _0)</text:p>
          </table:table-cell>
          <table:table-cell office:value-type="float" office:value="0.00271" calcext:value-type="float">
            <text:p>0.00271</text:p>
          </table:table-cell>
          <table:table-cell office:value-type="string" calcext:value-type="string">
            <text:p>prod (enumTo _0)</text:p>
          </table:table-cell>
          <table:table-cell office:value-type="float" office:value="0.006643" calcext:value-type="float">
            <text:p>0.006643</text:p>
          </table:table-cell>
          <table:table-cell office:value-type="string" calcext:value-type="string">
            <text:p>prod (enumTo _0)</text:p>
          </table:table-cell>
          <table:table-cell office:value-type="float" office:value="0.002518" calcext:value-type="float">
            <text:p>0.002518</text:p>
          </table:table-cell>
          <table:table-cell office:value-type="string" calcext:value-type="string">
            <text:p>prod (enumTo _0)</text:p>
          </table:table-cell>
          <table:table-cell office:value-type="float" office:value="0.002904" calcext:value-type="float">
            <text:p>0.002904</text:p>
          </table:table-cell>
          <table:table-cell office:value-type="string" calcext:value-type="string">
            <text:p>prod (enumTo _0)</text:p>
          </table:table-cell>
          <table:table-cell office:value-type="float" office:value="0.006585" calcext:value-type="float">
            <text:p>0.006585</text:p>
          </table:table-cell>
          <table:table-cell office:value-type="string" calcext:value-type="string">
            <text:p>prod (enumTo _0)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0:.AE10])" office:value-type="float" office:value="0.000914" calcext:value-type="float">
            <text:p>0.000914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0.000825" calcext:value-type="float">
            <text:p>0.000825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01171" calcext:value-type="float">
            <text:p>0.001171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00892" calcext:value-type="float">
            <text:p>0.000892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01007" calcext:value-type="float">
            <text:p>0.001007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00997" calcext:value-type="float">
            <text:p>0.000997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00929" calcext:value-type="float">
            <text:p>0.000929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00967" calcext:value-type="float">
            <text:p>0.000967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01225" calcext:value-type="float">
            <text:p>0.001225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01038" calcext:value-type="float">
            <text:p>0.001038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02255" calcext:value-type="float">
            <text:p>0.002255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03347" calcext:value-type="float">
            <text:p>0.003347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04153" calcext:value-type="float">
            <text:p>0.004153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01207" calcext:value-type="float">
            <text:p>0.001207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01644" calcext:value-type="float">
            <text:p>0.001644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01295" calcext:value-type="float">
            <text:p>0.001295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1:.AE11])" office:value-type="float" office:value="0.000825" calcext:value-type="float">
            <text:p>0.000825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.42976" calcext:value-type="float">
            <text:p>5.42976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0.33549" calcext:value-type="float">
            <text:p>0.33549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3.032337" calcext:value-type="float">
            <text:p>3.032337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2.656465" calcext:value-type="float">
            <text:p>2.656465</text:p>
          </table:table-cell>
          <table:table-cell office:value-type="string" calcext:value-type="string">
            <text:p>sum (map &amp;0 Int (const Int &amp;0 (b_succ b_zero)) _0)</text:p>
          </table:table-cell>
          <table:table-cell office:value-type="float" office:value="1.416403" calcext:value-type="float">
            <text:p>1.416403</text:p>
          </table:table-cell>
          <table:table-cell office:value-type="string" calcext:value-type="string">
            <text:p>sum (map &amp;0 Int (const Int &amp;0 (b_succ b_zero)) _0)</text:p>
          </table:table-cell>
          <table:table-cell office:value-type="float" office:value="4.46381" calcext:value-type="float">
            <text:p>4.46381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2.149805" calcext:value-type="float">
            <text:p>2.149805</text:p>
          </table:table-cell>
          <table:table-cell office:value-type="string" calcext:value-type="string">
            <text:p>sum (map &amp;0 Int (const Int &amp;0 (b_succ b_zero)) _0)</text:p>
          </table:table-cell>
          <table:table-cell office:value-type="float" office:value="1.38304" calcext:value-type="float">
            <text:p>1.38304</text:p>
          </table:table-cell>
          <table:table-cell office:value-type="string" calcext:value-type="string">
            <text:p>sum (map &amp;0 Int (const Int &amp;0 (b_succ b_zero)) _0)</text:p>
          </table:table-cell>
          <table:table-cell office:value-type="float" office:value="1.228571" calcext:value-type="float">
            <text:p>1.228571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3.258789" calcext:value-type="float">
            <text:p>3.258789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1.776223" calcext:value-type="float">
            <text:p>1.776223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2.215685" calcext:value-type="float">
            <text:p>2.215685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8.832364" calcext:value-type="float">
            <text:p>8.832364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4.007639" calcext:value-type="float">
            <text:p>4.007639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3.291459" calcext:value-type="float">
            <text:p>3.291459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2:.AE12])" office:value-type="float" office:value="0.33549" calcext:value-type="float">
            <text:p>0.33549</text:p>
          </table:table-cell>
        </table:table-row>
        <table:table-row table:style-name="ro1">
          <table:table-cell office:value-type="string" calcext:value-type="string">
            <text:p>map_add</text:p>
          </table:table-cell>
          <table:table-cell office:value-type="float" office:value="0.072728" calcext:value-type="float">
            <text:p>0.072728</text:p>
          </table:table-cell>
          <table:table-cell office:value-type="string" calcext:value-type="string">
            <text:p>map Int Int (b_add _0) _1</text:p>
          </table:table-cell>
          <table:table-cell office:value-type="float" office:value="0.086511" calcext:value-type="float">
            <text:p>0.086511</text:p>
          </table:table-cell>
          <table:table-cell office:value-type="string" calcext:value-type="string">
            <text:p>map Int Int (b_add _0) _1</text:p>
          </table:table-cell>
          <table:table-cell office:value-type="float" office:value="1.061657" calcext:value-type="float">
            <text:p>1.061657</text:p>
          </table:table-cell>
          <table:table-cell office:value-type="string" calcext:value-type="string">
            <text:p>map Int Int (b_add _0) _1</text:p>
          </table:table-cell>
          <table:table-cell office:value-type="float" office:value="0.057073" calcext:value-type="float">
            <text:p>0.057073</text:p>
          </table:table-cell>
          <table:table-cell office:value-type="string" calcext:value-type="string">
            <text:p>map Int Int (b_add _0) _1</text:p>
          </table:table-cell>
          <table:table-cell office:value-type="float" office:value="0.088602" calcext:value-type="float">
            <text:p>0.088602</text:p>
          </table:table-cell>
          <table:table-cell office:value-type="string" calcext:value-type="string">
            <text:p>map Int Int (b_add _0) _1</text:p>
          </table:table-cell>
          <table:table-cell office:value-type="float" office:value="0.73819" calcext:value-type="float">
            <text:p>0.73819</text:p>
          </table:table-cell>
          <table:table-cell office:value-type="string" calcext:value-type="string">
            <text:p>map Int Int (b_add _0) _1</text:p>
          </table:table-cell>
          <table:table-cell office:value-type="float" office:value="0.027367" calcext:value-type="float">
            <text:p>0.027367</text:p>
          </table:table-cell>
          <table:table-cell office:value-type="string" calcext:value-type="string">
            <text:p>map Int Int (b_add _0) _1</text:p>
          </table:table-cell>
          <table:table-cell office:value-type="float" office:value="0.049916" calcext:value-type="float">
            <text:p>0.049916</text:p>
          </table:table-cell>
          <table:table-cell office:value-type="string" calcext:value-type="string">
            <text:p>map Int Int (b_add _0) _1</text:p>
          </table:table-cell>
          <table:table-cell office:value-type="float" office:value="0.088952" calcext:value-type="float">
            <text:p>0.088952</text:p>
          </table:table-cell>
          <table:table-cell office:value-type="string" calcext:value-type="string">
            <text:p>map Int Int (b_add _0) _1</text:p>
          </table:table-cell>
          <table:table-cell office:value-type="float" office:value="0.038774" calcext:value-type="float">
            <text:p>0.038774</text:p>
          </table:table-cell>
          <table:table-cell office:value-type="string" calcext:value-type="string">
            <text:p>map Int Int (b_add _0) _1</text:p>
          </table:table-cell>
          <table:table-cell office:value-type="float" office:value="0.045645" calcext:value-type="float">
            <text:p>0.045645</text:p>
          </table:table-cell>
          <table:table-cell office:value-type="string" calcext:value-type="string">
            <text:p>map Int Int (b_add _0) _1</text:p>
          </table:table-cell>
          <table:table-cell office:value-type="float" office:value="0.302391" calcext:value-type="float">
            <text:p>0.302391</text:p>
          </table:table-cell>
          <table:table-cell office:value-type="string" calcext:value-type="string">
            <text:p>map Int Int (b_add _0) _1</text:p>
          </table:table-cell>
          <table:table-cell office:value-type="float" office:value="0.033167" calcext:value-type="float">
            <text:p>0.033167</text:p>
          </table:table-cell>
          <table:table-cell office:value-type="string" calcext:value-type="string">
            <text:p>map Int Int (b_add _0) _1</text:p>
          </table:table-cell>
          <table:table-cell office:value-type="float" office:value="0.041566" calcext:value-type="float">
            <text:p>0.041566</text:p>
          </table:table-cell>
          <table:table-cell office:value-type="string" calcext:value-type="string">
            <text:p>map Int Int (b_add _0) _1</text:p>
          </table:table-cell>
          <table:table-cell office:value-type="float" office:value="0.319425" calcext:value-type="float">
            <text:p>0.319425</text:p>
          </table:table-cell>
          <table:table-cell office:value-type="string" calcext:value-type="string">
            <text:p>map Int Int (b_add _0) _1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3:.AE13])" office:value-type="float" office:value="0.027367" calcext:value-type="float">
            <text:p>0.027367</text:p>
          </table:table-cell>
        </table:table-row>
        <table:table-row table:style-name="ro1">
          <table:table-cell office:value-type="string" calcext:value-type="string">
            <text:p>map_double</text:p>
          </table:table-cell>
          <table:table-cell office:value-type="float" office:value="1.651673" calcext:value-type="float">
            <text:p>1.651673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1.060924" calcext:value-type="float">
            <text:p>1.060924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44.089389" calcext:value-type="float">
            <text:p>44.089389</text:p>
          </table:table-cell>
          <table:table-cell office:value-type="string" calcext:value-type="string">
            <text:p>Not found</text:p>
          </table:table-cell>
          <table:table-cell office:value-type="float" office:value="1.569245" calcext:value-type="float">
            <text:p>1.569245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0.70063" calcext:value-type="float">
            <text:p>0.70063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53.340286" calcext:value-type="float">
            <text:p>53.340286</text:p>
          </table:table-cell>
          <table:table-cell office:value-type="string" calcext:value-type="string">
            <text:p>Not found</text:p>
          </table:table-cell>
          <table:table-cell office:value-type="float" office:value="1.026287" calcext:value-type="float">
            <text:p>1.026287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0.888343" calcext:value-type="float">
            <text:p>0.888343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58.756699" calcext:value-type="float">
            <text:p>58.756699</text:p>
          </table:table-cell>
          <table:table-cell office:value-type="string" calcext:value-type="string">
            <text:p>Not found</text:p>
          </table:table-cell>
          <table:table-cell office:value-type="float" office:value="1.30687" calcext:value-type="float">
            <text:p>1.30687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1.041052" calcext:value-type="float">
            <text:p>1.041052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57.736686" calcext:value-type="float">
            <text:p>57.736686</text:p>
          </table:table-cell>
          <table:table-cell office:value-type="string" calcext:value-type="string">
            <text:p>Not found</text:p>
          </table:table-cell>
          <table:table-cell office:value-type="float" office:value="1.13039" calcext:value-type="float">
            <text:p>1.13039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0.806885" calcext:value-type="float">
            <text:p>0.806885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57.713957" calcext:value-type="float">
            <text:p>57.713957</text:p>
          </table:table-cell>
          <table:table-cell office:value-type="string" calcext:value-type="string">
            <text:p>Not found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4:.AE14])" office:value-type="float" office:value="0.70063" calcext:value-type="float">
            <text:p>0.70063</text:p>
          </table:table-cell>
        </table:table-row>
        <table:table-row table:style-name="ro1">
          <table:table-cell office:value-type="string" calcext:value-type="string">
            <text:p>maximum</text:p>
          </table:table-cell>
          <table:table-cell office:value-type="float" office:value="0.067999" calcext:value-type="float">
            <text:p>0.067999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0.073084" calcext:value-type="float">
            <text:p>0.073084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0.732469" calcext:value-type="float">
            <text:p>0.732469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0.056155" calcext:value-type="float">
            <text:p>0.056155</text:p>
          </table:table-cell>
          <table:table-cell office:value-type="string" calcext:value-type="string">
            <text:p>foldr Int Int b_max b_zero _0</text:p>
          </table:table-cell>
          <table:table-cell office:value-type="float" office:value="0.06485" calcext:value-type="float">
            <text:p>0.06485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0.743522" calcext:value-type="float">
            <text:p>0.743522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0.052104" calcext:value-type="float">
            <text:p>0.052104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0.107734" calcext:value-type="float">
            <text:p>0.107734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0.863197" calcext:value-type="float">
            <text:p>0.863197</text:p>
          </table:table-cell>
          <table:table-cell office:value-type="string" calcext:value-type="string">
            <text:p>foldr Int Int b_max b_zero _0</text:p>
          </table:table-cell>
          <table:table-cell office:value-type="float" office:value="0.185733" calcext:value-type="float">
            <text:p>0.185733</text:p>
          </table:table-cell>
          <table:table-cell office:value-type="string" calcext:value-type="string">
            <text:p>foldr Int Int b_max b_zero _0</text:p>
          </table:table-cell>
          <table:table-cell office:value-type="float" office:value="0.160815" calcext:value-type="float">
            <text:p>0.160815</text:p>
          </table:table-cell>
          <table:table-cell office:value-type="string" calcext:value-type="string">
            <text:p>foldr Int Int b_max b_zero _0</text:p>
          </table:table-cell>
          <table:table-cell office:value-type="float" office:value="1.003901" calcext:value-type="float">
            <text:p>1.003901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0.130781" calcext:value-type="float">
            <text:p>0.130781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0.134986" calcext:value-type="float">
            <text:p>0.134986</text:p>
          </table:table-cell>
          <table:table-cell office:value-type="string" calcext:value-type="string">
            <text:p>foldr Int Int b_max b_zero _0</text:p>
          </table:table-cell>
          <table:table-cell office:value-type="float" office:value="1.006967" calcext:value-type="float">
            <text:p>1.006967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5:.AE15])" office:value-type="float" office:value="0.052104" calcext:value-type="float">
            <text:p>0.052104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 office:value-type="float" office:value="4.72686" calcext:value-type="float">
            <text:p>4.72686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3.732344" calcext:value-type="float">
            <text:p>3.732344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9.549188" calcext:value-type="float">
            <text:p>9.549188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4.033302" calcext:value-type="float">
            <text:p>4.033302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3.500838" calcext:value-type="float">
            <text:p>3.500838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7.688945" calcext:value-type="float">
            <text:p>7.688945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3.821841" calcext:value-type="float">
            <text:p>3.821841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2.303882" calcext:value-type="float">
            <text:p>2.303882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1.221033" calcext:value-type="float">
            <text:p>1.221033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4.45412" calcext:value-type="float">
            <text:p>4.45412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3.666386" calcext:value-type="float">
            <text:p>3.666386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51.439311" calcext:value-type="float">
            <text:p>51.439311</text:p>
          </table:table-cell>
          <table:table-cell office:value-type="string" calcext:value-type="string">
            <text:p>Not found</text:p>
          </table:table-cell>
          <table:table-cell office:value-type="float" office:value="3.461326" calcext:value-type="float">
            <text:p>3.461326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3.087084" calcext:value-type="float">
            <text:p>3.087084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51.686636" calcext:value-type="float">
            <text:p>51.686636</text:p>
          </table:table-cell>
          <table:table-cell office:value-type="string" calcext:value-type="string">
            <text:p>Not found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6:.AE16])" office:value-type="float" office:value="1.221033" calcext:value-type="float">
            <text:p>1.221033</text:p>
          </table:table-cell>
        </table:table-row>
        <table:table-row table:style-name="ro1">
          <table:table-cell office:value-type="string" calcext:value-type="string">
            <text:p>multfirst</text:p>
          </table:table-cell>
          <table:table-cell office:value-type="float" office:value="0.839367" calcext:value-type="float">
            <text:p>0.839367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0.162086" calcext:value-type="float">
            <text:p>0.162086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5.026967" calcext:value-type="float">
            <text:p>5.026967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0.328808" calcext:value-type="float">
            <text:p>0.328808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0.147395" calcext:value-type="float">
            <text:p>0.147395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0.802869" calcext:value-type="float">
            <text:p>0.802869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0.225541" calcext:value-type="float">
            <text:p>0.225541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0.166823" calcext:value-type="float">
            <text:p>0.166823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0.343008" calcext:value-type="float">
            <text:p>0.343008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0.315716" calcext:value-type="float">
            <text:p>0.315716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0.21742" calcext:value-type="float">
            <text:p>0.21742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1.273248" calcext:value-type="float">
            <text:p>1.273248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0.289493" calcext:value-type="float">
            <text:p>0.289493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0.230303" calcext:value-type="float">
            <text:p>0.230303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0.322672" calcext:value-type="float">
            <text:p>0.322672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7:.AE17])" office:value-type="float" office:value="0.147395" calcext:value-type="float">
            <text:p>0.147395</text:p>
          </table:table-cell>
        </table:table-row>
        <table:table-row table:style-name="ro1">
          <table:table-cell office:value-type="string" calcext:value-type="string">
            <text:p>multlast</text:p>
          </table:table-cell>
          <table:table-cell office:value-type="float" office:value="9.721283" calcext:value-type="float">
            <text:p>9.721283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1.118883" calcext:value-type="float">
            <text:p>1.118883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39.954683" calcext:value-type="float">
            <text:p>39.954683</text:p>
          </table:table-cell>
          <table:table-cell office:value-type="string" calcext:value-type="string">
            <text:p>map &amp;0 &amp;0 (head (&amp;0 -&gt; &amp;0) (map &amp;0 (&amp;0 -&gt; &amp;0) (const &amp;0 &amp;0) (reverse &amp;0 _0))) _0</text:p>
          </table:table-cell>
          <table:table-cell office:value-type="float" office:value="3.295139" calcext:value-type="float">
            <text:p>3.295139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0.869795" calcext:value-type="float">
            <text:p>0.869795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21.55407" calcext:value-type="float">
            <text:p>21.55407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1.368978" calcext:value-type="float">
            <text:p>1.368978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0.702932" calcext:value-type="float">
            <text:p>0.702932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4.574752" calcext:value-type="float">
            <text:p>4.574752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2.01591" calcext:value-type="float">
            <text:p>2.01591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1.088024" calcext:value-type="float">
            <text:p>1.088024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57.627156" calcext:value-type="float">
            <text:p>57.627156</text:p>
          </table:table-cell>
          <table:table-cell office:value-type="string" calcext:value-type="string">
            <text:p>Not found</text:p>
          </table:table-cell>
          <table:table-cell office:value-type="float" office:value="1.774189" calcext:value-type="float">
            <text:p>1.774189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0.89619" calcext:value-type="float">
            <text:p>0.89619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50.046045" calcext:value-type="float">
            <text:p>50.046045</text:p>
          </table:table-cell>
          <table:table-cell office:value-type="string" calcext:value-type="string">
            <text:p>map &amp;0 &amp;0 (head (&amp;0 -&gt; &amp;0) (map &amp;0 (&amp;0 -&gt; &amp;0) (const &amp;0 &amp;0) (reverse &amp;0 _0))) _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8:.AE18])" office:value-type="float" office:value="0.702932" calcext:value-type="float">
            <text:p>0.702932</text:p>
          </table:table-cell>
        </table:table-row>
        <table:table-row table:style-name="ro1">
          <table:table-cell office:value-type="string" calcext:value-type="string">
            <text:p>replicate</text:p>
          </table:table-cell>
          <table:table-cell office:value-type="float" office:value="0.20369" calcext:value-type="float">
            <text:p>0.20369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0.062077" calcext:value-type="float">
            <text:p>0.062077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3.488398" calcext:value-type="float">
            <text:p>3.488398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0.047194" calcext:value-type="float">
            <text:p>0.047194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0.048736" calcext:value-type="float">
            <text:p>0.048736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1.860193" calcext:value-type="float">
            <text:p>1.860193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0.03966" calcext:value-type="float">
            <text:p>0.03966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0.035631" calcext:value-type="float">
            <text:p>0.035631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0.237007" calcext:value-type="float">
            <text:p>0.237007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0.074687" calcext:value-type="float">
            <text:p>0.074687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0.094596" calcext:value-type="float">
            <text:p>0.094596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1.070959" calcext:value-type="float">
            <text:p>1.070959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0.058551" calcext:value-type="float">
            <text:p>0.058551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0.067356" calcext:value-type="float">
            <text:p>0.067356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1.095817" calcext:value-type="float">
            <text:p>1.095817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18" calcext:value-type="float">
            <text:p>18</text:p>
          </table:table-cell>
          <table:table-cell/>
          <table:table-cell table:formula="of:=MIN([.B19:.AE19])" office:value-type="float" office:value="0.035631" calcext:value-type="float">
            <text:p>0.035631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5.773842" calcext:value-type="float">
            <text:p>15.773842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0.349408" calcext:value-type="float">
            <text:p>0.349408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.784794" calcext:value-type="float">
            <text:p>9.784794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0.513571" calcext:value-type="float">
            <text:p>0.513571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0.254265" calcext:value-type="float">
            <text:p>0.254265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11.779021" calcext:value-type="float">
            <text:p>11.779021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1.254063" calcext:value-type="float">
            <text:p>1.254063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0.740099" calcext:value-type="float">
            <text:p>0.740099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33.053304" calcext:value-type="float">
            <text:p>33.053304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6.442474" calcext:value-type="float">
            <text:p>6.442474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2.943672" calcext:value-type="float">
            <text:p>2.943672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48.628601" calcext:value-type="float">
            <text:p>48.628601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3.081202" calcext:value-type="float">
            <text:p>3.081202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1.567952" calcext:value-type="float">
            <text:p>1.567952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41.265185" calcext:value-type="float">
            <text:p>41.265185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MIN([.B20:.AE20])" office:value-type="float" office:value="0.254265" calcext:value-type="float">
            <text:p>0.254265</text:p>
          </table:table-cell>
        </table:table-row>
        <table:table-row table:style-name="ro1">
          <table:table-cell office:value-type="string" calcext:value-type="string">
            <text:p>stutter</text:p>
          </table:table-cell>
          <table:table-cell office:value-type="float" office:value="192.193623" calcext:value-type="float">
            <text:p>192.193623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6.597611" calcext:value-type="float">
            <text:p>6.597611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76.808739" calcext:value-type="float">
            <text:p>76.808739</text:p>
          </table:table-cell>
          <table:table-cell office:value-type="string" calcext:value-type="string">
            <text:p>Not found</text:p>
          </table:table-cell>
          <table:table-cell office:value-type="float" office:value="14.318613" calcext:value-type="float">
            <text:p>14.318613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4.396909" calcext:value-type="float">
            <text:p>4.396909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90.441523" calcext:value-type="float">
            <text:p>90.441523</text:p>
          </table:table-cell>
          <table:table-cell office:value-type="string" calcext:value-type="string">
            <text:p>Not found</text:p>
          </table:table-cell>
          <table:table-cell office:value-type="float" office:value="4.352798" calcext:value-type="float">
            <text:p>4.352798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2.491215" calcext:value-type="float">
            <text:p>2.491215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95.81899" calcext:value-type="float">
            <text:p>95.81899</text:p>
          </table:table-cell>
          <table:table-cell office:value-type="string" calcext:value-type="string">
            <text:p>Not found</text:p>
          </table:table-cell>
          <table:table-cell office:value-type="float" office:value="6.476007" calcext:value-type="float">
            <text:p>6.476007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5.149249" calcext:value-type="float">
            <text:p>5.149249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94.875343" calcext:value-type="float">
            <text:p>94.875343</text:p>
          </table:table-cell>
          <table:table-cell office:value-type="string" calcext:value-type="string">
            <text:p>Not found</text:p>
          </table:table-cell>
          <table:table-cell office:value-type="float" office:value="4.264716" calcext:value-type="float">
            <text:p>4.264716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2.414742" calcext:value-type="float">
            <text:p>2.414742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95.397397" calcext:value-type="float">
            <text:p>95.397397</text:p>
          </table:table-cell>
          <table:table-cell office:value-type="string" calcext:value-type="string">
            <text:p>Not found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21:.AE21])" office:value-type="float" office:value="2.414742" calcext:value-type="float">
            <text:p>2.414742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0.050022" calcext:value-type="float">
            <text:p>0.050022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0.024654" calcext:value-type="float">
            <text:p>0.024654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0.689478" calcext:value-type="float">
            <text:p>0.689478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0.032457" calcext:value-type="float">
            <text:p>0.032457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0.024043" calcext:value-type="float">
            <text:p>0.024043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0.70993" calcext:value-type="float">
            <text:p>0.70993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0.029597" calcext:value-type="float">
            <text:p>0.029597</text:p>
          </table:table-cell>
          <table:table-cell office:value-type="string" calcext:value-type="string">
            <text:p>foldr Int Int b_add b_zero _0</text:p>
          </table:table-cell>
          <table:table-cell office:value-type="float" office:value="0.029754" calcext:value-type="float">
            <text:p>0.029754</text:p>
          </table:table-cell>
          <table:table-cell office:value-type="string" calcext:value-type="string">
            <text:p>foldr Int Int b_add b_zero _0</text:p>
          </table:table-cell>
          <table:table-cell office:value-type="float" office:value="0.812001" calcext:value-type="float">
            <text:p>0.812001</text:p>
          </table:table-cell>
          <table:table-cell office:value-type="string" calcext:value-type="string">
            <text:p>foldr Int Int b_add b_zero _0</text:p>
          </table:table-cell>
          <table:table-cell office:value-type="float" office:value="0.087835" calcext:value-type="float">
            <text:p>0.087835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0.082758" calcext:value-type="float">
            <text:p>0.082758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0.964171" calcext:value-type="float">
            <text:p>0.964171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0.06931" calcext:value-type="float">
            <text:p>0.06931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0.067294" calcext:value-type="float">
            <text:p>0.067294</text:p>
          </table:table-cell>
          <table:table-cell office:value-type="string" calcext:value-type="string">
            <text:p>foldr Int Int b_add b_zero _0</text:p>
          </table:table-cell>
          <table:table-cell office:value-type="float" office:value="0.965977" calcext:value-type="float">
            <text:p>0.965977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MIN([.B22:.AE22])" office:value-type="float" office:value="0.024043" calcext:value-type="float">
            <text:p>0.024043</text:p>
          </table:table-cell>
        </table:table-row>
        <table:table-row table:style-name="ro1">
          <table:table-cell/>
          <table:table-cell table:style-name="Default" table:number-columns-repeated="5"/>
          <table:table-cell table:style-name="ce1"/>
          <table:table-cell table:style-name="Default" table:number-columns-repeated="5"/>
          <table:table-cell table:style-name="ce1"/>
          <table:table-cell table:style-name="Default" table:number-columns-repeated="5"/>
          <table:table-cell table:style-name="ce1"/>
          <table:table-cell table:style-name="Default" table:number-columns-repeated="5"/>
          <table:table-cell table:style-name="ce1"/>
          <table:table-cell table:style-name="Default" table:number-columns-repeated="5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average time</text:p>
          </table:table-cell>
          <table:table-cell table:style-name="Default" table:formula="of:=AVERAGE([.B4:.B22])" office:value-type="float" office:value="13.1329481578947" calcext:value-type="float">
            <text:p>13.1329481579</text:p>
          </table:table-cell>
          <table:table-cell table:style-name="Default"/>
          <table:table-cell table:style-name="Default" table:formula="of:=AVERAGE([.D4:.D22])" office:value-type="float" office:value="1.05581884210526" calcext:value-type="float">
            <text:p>1.0558188421</text:p>
          </table:table-cell>
          <table:table-cell table:style-name="Default"/>
          <table:table-cell table:style-name="Default" table:formula="of:=AVERAGE([.F4:.F22])" office:value-type="float" office:value="13.7563417894737" calcext:value-type="float">
            <text:p>13.7563417895</text:p>
          </table:table-cell>
          <table:table-cell table:style-name="ce1"/>
          <table:table-cell table:style-name="Default" table:formula="of:=AVERAGE([.H4:.H22])" office:value-type="float" office:value="1.93338152631579" calcext:value-type="float">
            <text:p>1.9333815263</text:p>
          </table:table-cell>
          <table:table-cell table:style-name="Default"/>
          <table:table-cell table:style-name="Default" table:formula="of:=AVERAGE([.J4:.J22])" office:value-type="float" office:value="1.04558042105263" calcext:value-type="float">
            <text:p>1.0455804211</text:p>
          </table:table-cell>
          <table:table-cell table:style-name="Default"/>
          <table:table-cell table:style-name="Default" table:formula="of:=AVERAGE([.L4:.L22])" office:value-type="float" office:value="14.1822888421053" calcext:value-type="float">
            <text:p>14.1822888421</text:p>
          </table:table-cell>
          <table:table-cell table:style-name="ce1"/>
          <table:table-cell table:style-name="Default" table:formula="of:=AVERAGE([.N4:.N22])" office:value-type="float" office:value="1.32199610526316" calcext:value-type="float">
            <text:p>1.3219961053</text:p>
          </table:table-cell>
          <table:table-cell table:style-name="Default"/>
          <table:table-cell table:style-name="Default" table:formula="of:=AVERAGE([.P4:.P22])" office:value-type="float" office:value="1.02670115789474" calcext:value-type="float">
            <text:p>1.0267011579</text:p>
          </table:table-cell>
          <table:table-cell table:style-name="Default"/>
          <table:table-cell table:style-name="Default" table:formula="of:=AVERAGE([.R4:.R22])" office:value-type="float" office:value="18.0705748947368" calcext:value-type="float">
            <text:p>18.0705748947</text:p>
          </table:table-cell>
          <table:table-cell table:style-name="ce1"/>
          <table:table-cell table:style-name="Default" table:formula="of:=AVERAGE([.T4:.T22])" office:value-type="float" office:value="2.87989468421053" calcext:value-type="float">
            <text:p>2.8798946842</text:p>
          </table:table-cell>
          <table:table-cell table:style-name="Default"/>
          <table:table-cell table:style-name="Default" table:formula="of:=AVERAGE([.V4:.V22])" office:value-type="float" office:value="2.03902131578947" calcext:value-type="float">
            <text:p>2.0390213158</text:p>
          </table:table-cell>
          <table:table-cell table:style-name="Default"/>
          <table:table-cell table:style-name="Default" table:formula="of:=AVERAGE([.X4:.X22])" office:value-type="float" office:value="24.3582366315789" calcext:value-type="float">
            <text:p>24.3582366316</text:p>
          </table:table-cell>
          <table:table-cell table:style-name="ce1"/>
          <table:table-cell table:style-name="Default" table:formula="of:=AVERAGE([.Z4:.Z22])" office:value-type="float" office:value="2.571963" calcext:value-type="float">
            <text:p>2.571963</text:p>
          </table:table-cell>
          <table:table-cell table:style-name="Default"/>
          <table:table-cell table:style-name="Default" table:formula="of:=AVERAGE([.AB4:.AB22])" office:value-type="float" office:value="1.72092105263158" calcext:value-type="float">
            <text:p>1.7209210526</text:p>
          </table:table-cell>
          <table:table-cell table:style-name="Default"/>
          <table:table-cell table:style-name="Default" table:formula="of:=AVERAGE([.AD4:.AD22])" office:value-type="float" office:value="23.6278956315789" calcext:value-type="float">
            <text:p>23.6278956316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found</text:p>
          </table:table-cell>
          <table:table-cell table:style-name="Default"/>
          <table:table-cell table:style-name="Default" office:value-type="string" calcext:value-type="string">
            <text:p>19/19</text:p>
          </table:table-cell>
          <table:table-cell table:style-name="Default"/>
          <table:table-cell table:style-name="Default" office:value-type="string" calcext:value-type="string">
            <text:p>19/19</text:p>
          </table:table-cell>
          <table:table-cell table:style-name="Default"/>
          <table:table-cell table:style-name="ce1" office:value-type="string" calcext:value-type="string">
            <text:p>16/19</text:p>
          </table:table-cell>
          <table:table-cell table:style-name="Default"/>
          <table:table-cell table:style-name="Default" office:value-type="string" calcext:value-type="string">
            <text:p>19/19</text:p>
          </table:table-cell>
          <table:table-cell table:style-name="Default"/>
          <table:table-cell table:style-name="Default" office:value-type="string" calcext:value-type="string">
            <text:p>19/19</text:p>
          </table:table-cell>
          <table:table-cell table:style-name="Default"/>
          <table:table-cell table:style-name="ce1" office:value-type="string" calcext:value-type="string">
            <text:p>16/19</text:p>
          </table:table-cell>
          <table:table-cell table:style-name="Default"/>
          <table:table-cell table:style-name="Default" office:value-type="string" calcext:value-type="string">
            <text:p>19/19</text:p>
          </table:table-cell>
          <table:table-cell table:style-name="Default"/>
          <table:table-cell table:style-name="Default" office:value-type="string" calcext:value-type="string">
            <text:p>19/19</text:p>
          </table:table-cell>
          <table:table-cell table:style-name="Default"/>
          <table:table-cell table:style-name="ce1" office:value-type="string" calcext:value-type="string">
            <text:p>15/19</text:p>
          </table:table-cell>
          <table:table-cell table:style-name="Default"/>
          <table:table-cell table:style-name="Default" office:value-type="string" calcext:value-type="string">
            <text:p>19/19</text:p>
          </table:table-cell>
          <table:table-cell table:style-name="Default"/>
          <table:table-cell table:style-name="Default" office:value-type="string" calcext:value-type="string">
            <text:p>19/19</text:p>
          </table:table-cell>
          <table:table-cell table:style-name="Default"/>
          <table:table-cell table:style-name="ce1" office:value-type="string" calcext:value-type="string">
            <text:p>13/19</text:p>
          </table:table-cell>
          <table:table-cell table:style-name="Default"/>
          <table:table-cell table:style-name="Default" office:value-type="string" calcext:value-type="string">
            <text:p>19/19</text:p>
          </table:table-cell>
          <table:table-cell table:style-name="Default"/>
          <table:table-cell table:style-name="Default" office:value-type="string" calcext:value-type="string">
            <text:p>19/19</text:p>
          </table:table-cell>
          <table:table-cell table:style-name="Default"/>
          <table:table-cell table:style-name="ce1" office:value-type="string" calcext:value-type="string">
            <text:p>15/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rage time (if found)</text:p>
          </table:table-cell>
          <table:table-cell table:style-name="Default" table:formula="of:=AVERAGE([.B4:.B22])" office:value-type="float" office:value="13.1329481578947" calcext:value-type="float">
            <text:p>13.1329481579</text:p>
          </table:table-cell>
          <table:table-cell table:style-name="Default"/>
          <table:table-cell table:style-name="Default" table:formula="of:=AVERAGE([.D4:.D22])" office:value-type="float" office:value="1.05581884210526" calcext:value-type="float">
            <text:p>1.0558188421</text:p>
          </table:table-cell>
          <table:table-cell table:style-name="Default"/>
          <table:table-cell table:style-name="Default" table:formula="of:=AVERAGE([.F4:.F7];[.F9:.F13];[.F15:.F20];[.F22])" office:value-type="float" office:value="5.93136025" calcext:value-type="float">
            <text:p>5.93136025</text:p>
          </table:table-cell>
          <table:table-cell table:style-name="ce1"/>
          <table:table-cell table:style-name="Default" table:formula="of:=AVERAGE([.H4:.H22])" office:value-type="float" office:value="1.93338152631579" calcext:value-type="float">
            <text:p>1.9333815263</text:p>
          </table:table-cell>
          <table:table-cell table:style-name="Default"/>
          <table:table-cell table:style-name="Default" table:formula="of:=AVERAGE([.J4:.J22])" office:value-type="float" office:value="1.04558042105263" calcext:value-type="float">
            <text:p>1.0455804211</text:p>
          </table:table-cell>
          <table:table-cell table:style-name="Default"/>
          <table:table-cell table:style-name="Default" table:formula="of:=AVERAGE([.L4:.L7];[.L9:.L13];[.L15:.L20];[.L22])" office:value-type="float" office:value="4.427116" calcext:value-type="float">
            <text:p>4.427116</text:p>
          </table:table-cell>
          <table:table-cell table:style-name="ce1"/>
          <table:table-cell table:style-name="Default" table:formula="of:=AVERAGE([.N4:.N22])" office:value-type="float" office:value="1.32199610526316" calcext:value-type="float">
            <text:p>1.3219961053</text:p>
          </table:table-cell>
          <table:table-cell table:style-name="Default"/>
          <table:table-cell table:style-name="Default" table:formula="of:=AVERAGE([.P4:.P22])" office:value-type="float" office:value="1.02670115789474" calcext:value-type="float">
            <text:p>1.0267011579</text:p>
          </table:table-cell>
          <table:table-cell table:style-name="Default"/>
          <table:table-cell table:style-name="Default" table:formula="of:=AVERAGE([.R4:.R5];[.R7];[.R9:.R13];[.R15:.R20];[.R22])" office:value-type="float" office:value="2.95816446666667" calcext:value-type="float">
            <text:p>2.9581644667</text:p>
          </table:table-cell>
          <table:table-cell table:style-name="ce1"/>
          <table:table-cell table:style-name="Default" table:formula="of:=AVERAGE([.T4:.T22])" office:value-type="float" office:value="2.87989468421053" calcext:value-type="float">
            <text:p>2.8798946842</text:p>
          </table:table-cell>
          <table:table-cell table:style-name="Default"/>
          <table:table-cell table:style-name="Default" table:formula="of:=AVERAGE([.V4:.V22])" office:value-type="float" office:value="2.03902131578947" calcext:value-type="float">
            <text:p>2.0390213158</text:p>
          </table:table-cell>
          <table:table-cell table:style-name="Default"/>
          <table:table-cell table:style-name="Default" table:formula="of:=AVERAGE([.X4:.X5];[.X7:.X13];[.X15];[.X17];[.X19:.X20];[.X22])" office:value-type="float" office:value="8.42148071428571" calcext:value-type="float">
            <text:p>8.4214807143</text:p>
          </table:table-cell>
          <table:table-cell table:style-name="ce1"/>
          <table:table-cell table:style-name="Default" table:formula="of:=AVERAGE([.Z4:.Z22])" office:value-type="float" office:value="2.571963" calcext:value-type="float">
            <text:p>2.571963</text:p>
          </table:table-cell>
          <table:table-cell table:style-name="Default"/>
          <table:table-cell table:style-name="Default" table:formula="of:=AVERAGE([.AB4:.AB22])" office:value-type="float" office:value="1.72092105263158" calcext:value-type="float">
            <text:p>1.7209210526</text:p>
          </table:table-cell>
          <table:table-cell table:style-name="Default"/>
          <table:table-cell table:style-name="Default" table:formula="of:=AVERAGE([.AD4:.AD5];[.AD7];[.AD9:.AD13];[.AD15];[.AD17:.AD20];[.AD22])" office:value-type="float" office:value="7.22385935714286" calcext:value-type="float">
            <text:p>7.2238593571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median</text:p>
          </table:table-cell>
          <table:table-cell table:style-name="Default" table:formula="of:=MEDIAN([.B4:.B22])" office:value-type="float" office:value="0.196164" calcext:value-type="float">
            <text:p>0.196164</text:p>
          </table:table-cell>
          <table:table-cell table:style-name="Default"/>
          <table:table-cell table:style-name="Default" table:formula="of:=MEDIAN([.D4:.D22])" office:value-type="float" office:value="0.084318" calcext:value-type="float">
            <text:p>0.084318</text:p>
          </table:table-cell>
          <table:table-cell table:style-name="Default"/>
          <table:table-cell table:style-name="Default" table:formula="of:=MEDIAN([.F4:.F22])" office:value-type="float" office:value="3.032337" calcext:value-type="float">
            <text:p>3.032337</text:p>
          </table:table-cell>
          <table:table-cell table:style-name="ce1"/>
          <table:table-cell table:style-name="Default" table:formula="of:=MEDIAN([.H4:.H22])" office:value-type="float" office:value="0.057073" calcext:value-type="float">
            <text:p>0.057073</text:p>
          </table:table-cell>
          <table:table-cell table:style-name="Default"/>
          <table:table-cell table:style-name="Default" table:formula="of:=MEDIAN([.J4:.J22])" office:value-type="float" office:value="0.06939" calcext:value-type="float">
            <text:p>0.06939</text:p>
          </table:table-cell>
          <table:table-cell table:style-name="Default"/>
          <table:table-cell table:style-name="Default" table:formula="of:=MEDIAN([.L4:.L22])" office:value-type="float" office:value="1.860193" calcext:value-type="float">
            <text:p>1.860193</text:p>
          </table:table-cell>
          <table:table-cell table:style-name="ce1"/>
          <table:table-cell table:style-name="Default" table:formula="of:=MEDIAN([.N4:.N22])" office:value-type="float" office:value="0.070502" calcext:value-type="float">
            <text:p>0.070502</text:p>
          </table:table-cell>
          <table:table-cell table:style-name="Default"/>
          <table:table-cell table:style-name="Default" table:formula="of:=MEDIAN([.P4:.P22])" office:value-type="float" office:value="0.107734" calcext:value-type="float">
            <text:p>0.107734</text:p>
          </table:table-cell>
          <table:table-cell table:style-name="Default"/>
          <table:table-cell table:style-name="Default" table:formula="of:=MEDIAN([.R4:.R22])" office:value-type="float" office:value="0.863197" calcext:value-type="float">
            <text:p>0.863197</text:p>
          </table:table-cell>
          <table:table-cell table:style-name="ce1"/>
          <table:table-cell table:style-name="Default" table:formula="of:=MEDIAN([.T4:.T22])" office:value-type="float" office:value="0.185733" calcext:value-type="float">
            <text:p>0.185733</text:p>
          </table:table-cell>
          <table:table-cell table:style-name="Default"/>
          <table:table-cell table:style-name="Default" table:formula="of:=MEDIAN([.V4:.V22])" office:value-type="float" office:value="0.195074" calcext:value-type="float">
            <text:p>0.195074</text:p>
          </table:table-cell>
          <table:table-cell table:style-name="Default"/>
          <table:table-cell table:style-name="Default" table:formula="of:=MEDIAN([.X4:.X22])" office:value-type="float" office:value="1.070959" calcext:value-type="float">
            <text:p>1.070959</text:p>
          </table:table-cell>
          <table:table-cell table:style-name="ce1"/>
          <table:table-cell table:style-name="Default" table:formula="of:=MEDIAN([.Z4:.Z22])" office:value-type="float" office:value="0.130781" calcext:value-type="float">
            <text:p>0.130781</text:p>
          </table:table-cell>
          <table:table-cell table:style-name="Default"/>
          <table:table-cell table:style-name="Default" table:formula="of:=MEDIAN([.AB4:.AB22])" office:value-type="float" office:value="0.134986" calcext:value-type="float">
            <text:p>0.134986</text:p>
          </table:table-cell>
          <table:table-cell table:style-name="Default"/>
          <table:table-cell table:style-name="Default" table:formula="of:=MEDIAN([.AD4:.AD22])" office:value-type="float" office:value="1.095817" calcext:value-type="float">
            <text:p>1.095817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minimum</text:p>
          </table:table-cell>
          <table:table-cell table:style-name="Default" table:formula="of:=MIN([.B4:.B22])" office:value-type="float" office:value="0.000825" calcext:value-type="float">
            <text:p>0.000825</text:p>
          </table:table-cell>
          <table:table-cell table:style-name="Default"/>
          <table:table-cell table:style-name="Default" table:formula="of:=MIN([.D4:.D22])" office:value-type="float" office:value="0.001171" calcext:value-type="float">
            <text:p>0.001171</text:p>
          </table:table-cell>
          <table:table-cell table:style-name="Default"/>
          <table:table-cell table:style-name="Default" table:formula="of:=MIN([.F4:.F22])" office:value-type="float" office:value="0.000892" calcext:value-type="float">
            <text:p>0.000892</text:p>
          </table:table-cell>
          <table:table-cell table:style-name="ce1"/>
          <table:table-cell table:style-name="Default" table:formula="of:=MIN([.H4:.H22])" office:value-type="float" office:value="0.001007" calcext:value-type="float">
            <text:p>0.001007</text:p>
          </table:table-cell>
          <table:table-cell table:style-name="Default"/>
          <table:table-cell table:style-name="Default" table:formula="of:=MIN([.J4:.J22])" office:value-type="float" office:value="0.000997" calcext:value-type="float">
            <text:p>0.000997</text:p>
          </table:table-cell>
          <table:table-cell table:style-name="Default"/>
          <table:table-cell table:style-name="Default" table:formula="of:=MIN([.L4:.L22])" office:value-type="float" office:value="0.000929" calcext:value-type="float">
            <text:p>0.000929</text:p>
          </table:table-cell>
          <table:table-cell table:style-name="ce1"/>
          <table:table-cell table:style-name="Default" table:formula="of:=MIN([.N4:.N22])" office:value-type="float" office:value="0.000914" calcext:value-type="float">
            <text:p>0.000914</text:p>
          </table:table-cell>
          <table:table-cell table:style-name="Default"/>
          <table:table-cell table:style-name="Default" table:formula="of:=MIN([.P4:.P22])" office:value-type="float" office:value="0.001221" calcext:value-type="float">
            <text:p>0.001221</text:p>
          </table:table-cell>
          <table:table-cell table:style-name="Default"/>
          <table:table-cell table:style-name="Default" table:formula="of:=MIN([.R4:.R22])" office:value-type="float" office:value="0.001038" calcext:value-type="float">
            <text:p>0.001038</text:p>
          </table:table-cell>
          <table:table-cell table:style-name="ce1"/>
          <table:table-cell table:style-name="Default" table:formula="of:=MIN([.T4:.T22])" office:value-type="float" office:value="0.002255" calcext:value-type="float">
            <text:p>0.002255</text:p>
          </table:table-cell>
          <table:table-cell table:style-name="Default"/>
          <table:table-cell table:style-name="Default" table:formula="of:=MIN([.V4:.V22])" office:value-type="float" office:value="0.00271" calcext:value-type="float">
            <text:p>0.00271</text:p>
          </table:table-cell>
          <table:table-cell table:style-name="Default"/>
          <table:table-cell table:style-name="Default" table:formula="of:=MIN([.X4:.X22])" office:value-type="float" office:value="0.004153" calcext:value-type="float">
            <text:p>0.004153</text:p>
          </table:table-cell>
          <table:table-cell table:style-name="ce1"/>
          <table:table-cell table:style-name="Default" table:formula="of:=MIN([.Z4:.Z22])" office:value-type="float" office:value="0.001207" calcext:value-type="float">
            <text:p>0.001207</text:p>
          </table:table-cell>
          <table:table-cell table:style-name="Default"/>
          <table:table-cell table:style-name="Default" table:formula="of:=MIN([.AB4:.AB22])" office:value-type="float" office:value="0.001644" calcext:value-type="float">
            <text:p>0.001644</text:p>
          </table:table-cell>
          <table:table-cell table:style-name="Default"/>
          <table:table-cell table:style-name="Default" table:formula="of:=MIN([.AD4:.AD22])" office:value-type="float" office:value="0.001295" calcext:value-type="float">
            <text:p>0.001295</text:p>
          </table:table-cell>
          <table:table-cell table:style-name="ce1"/>
          <table:table-cell table:number-columns-repeated="3"/>
        </table:table-row>
        <table:table-row table:style-name="ro1">
          <table:table-cell table:style-name="Default" table:number-columns-repeated="31"/>
          <table:table-cell table:number-columns-repeated="3"/>
        </table:table-row>
        <table:table-row table:style-name="ro1"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table:number-columns-repeated="5"/>
          <table:table-cell table:style-name="Default" office:value-type="float" office:value="5" calcext:value-type="float">
            <text:p>5</text:p>
          </table:table-cell>
          <table:table-cell table:style-name="Default" table:number-columns-repeated="3"/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9"/>
          <table:table-cell table:style-name="Default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3"/>
        </table:table-row>
        <calcext:conditional-formats>
          <calcext:conditional-format calcext:target-range-address="Sheet1.B4:Sheet1.AE22">
            <calcext:condition calcext:apply-style-name="Result" calcext:value="=[.$AH4]" calcext:base-cell-address="Sheet1.B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1">00/00/0000</text:date>, <text:time style:data-style-name="N2" text:time-value="22:49:09.0224183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1T16:45:47.505585512</meta:creation-date>
    <meta:generator>LibreOffice/4.2.8.2$Linux_X86_64 LibreOffice_project/420m0$Build-2</meta:generator>
    <dc:date>2016-08-01T23:14:56.212044080</dc:date>
    <meta:editing-duration>PT54M10S</meta:editing-duration>
    <meta:editing-cycles>9</meta:editing-cycles>
    <dc:creator>Alexandra Maximova</dc:creator>
    <meta:document-statistic meta:table-count="1" meta:cell-count="752" meta:object-count="0"/>
  </office:meta>
</office:document-meta>
</file>